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KR" svg:font-family="'Noto Sans KR'" style:font-family-generic="roman" style:font-pitch="variable"/>
    <style:font-face style:name="Noto Sans KR1" svg:font-family="'Noto Sans KR'" style:font-family-generic="system" style:font-pitch="variable"/>
    <style:font-face style:name="Noto Sans1" svg:font-family="'Noto Sans'" style:font-family-generic="swiss" style:font-pitch="variable"/>
    <style:font-face style:name="Noto Serif KR" svg:font-family="'Noto Serif KR'" style:font-family-generic="roman" style:font-pitch="variable"/>
    <style:font-face style:name="Noto Serif KR1" svg:font-family="'Noto Serif KR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gradient-name="Gradient_20_11" draw:opacity="60%" draw:textarea-horizontal-align="justify" draw:textarea-vertical-align="middle" draw:auto-grow-height="false" fo:min-height="6.75cm" fo:min-width="6.5cm"/>
    </style:style>
    <style:style style:name="gr2" style:family="graphic" style:parent-style-name="standard">
      <style:graphic-properties draw:stroke="solid" svg:stroke-width="0.053cm" svg:stroke-color="#000000" draw:marker-start-width="0.28cm" draw:marker-end-width="0.28cm" draw:fill="none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3" style:family="graphic" style:parent-style-name="standard">
      <style:graphic-properties draw:stroke="solid" svg:stroke-width="0.053cm" svg:stroke-color="#7fffd4" draw:marker-start-width="0.28cm" draw:marker-end-width="0.28cm" draw:fill="none" draw:textarea-horizontal-align="justify" draw:textarea-vertical-align="middle" draw:auto-grow-height="false" fo:min-height="0.696cm" fo:min-width="0.446cm" fo:padding-top="0.152cm" fo:padding-bottom="0.152cm" fo:padding-left="0.277cm" fo:padding-right="0.277cm"/>
    </style:style>
    <style:style style:name="gr4" style:family="graphic">
      <style:graphic-properties draw:stroke="none" svg:stroke-width="0.106cm" svg:stroke-color="#ffffff" draw:marker-start="" draw:marker-start-width="0.419cm" draw:marker-start-center="false" draw:marker-end="" draw:marker-end-width="0.419cm" draw:marker-end-center="false" draw:stroke-linejoin="miter" draw:fill="solid" draw:fill-color="#000000" draw:secondary-fill-color="#d4ea6b" draw:opacity="90%" draw:textarea-horizontal-align="center" draw:textarea-vertical-align="middle" draw:auto-grow-height="false" draw:fit-to-size="false" style:shrink-to-fit="false" fo:min-height="1.163cm" fo:min-width="0.923cm" fo:padding-top="0.169cm" fo:padding-bottom="0.169cm" fo:padding-left="0.289cm" fo:padding-right="0.289cm" fo:wrap-option="wrap" draw:shadow="hidden" draw:shadow-offset-x="0.071cm" draw:shadow-offset-y="0.071cm" draw:shadow-color="#808080" draw:shadow-opacity="100%"/>
      <style:paragraph-properties style:writing-mode="lr-tb"/>
    </style:style>
    <style:style style:name="gr5" style:family="graphic" style:parent-style-name="색과_20_선이_20_없는_20_개체">
      <style:graphic-properties draw:textarea-horizontal-align="center" draw:textarea-vertical-align="middle" draw:ole-draw-aspect="1" style:protect="size"/>
    </style:style>
    <style:style style:name="gr6" style:family="graphic">
      <style:graphic-properties draw:stroke="none" svg:stroke-width="0.106cm" svg:stroke-color="#ffffff" draw:marker-start="" draw:marker-start-width="0.419cm" draw:marker-start-center="false" draw:marker-end="" draw:marker-end-width="0.419cm" draw:marker-end-center="false" draw:stroke-linejoin="miter" draw:fill="solid" draw:fill-color="#000000" draw:secondary-fill-color="#d4ea6b" draw:opacity="90%" draw:textarea-horizontal-align="center" draw:textarea-vertical-align="middle" draw:auto-grow-height="false" draw:fit-to-size="false" style:shrink-to-fit="false" fo:min-height="1.163cm" fo:min-width="0.923cm" fo:padding-top="0.169cm" fo:padding-bottom="0.169cm" fo:padding-left="0.289cm" fo:padding-right="0.289cm" fo:wrap-option="wrap" draw:shadow="hidden" draw:shadow-offset-x="0.071cm" draw:shadow-offset-y="0.071cm" draw:shadow-color="#808080" draw:shadow-opacity="100%"/>
      <style:paragraph-properties style:writing-mode="lr-tb"/>
    </style:style>
    <style:style style:name="gr7" style:family="graphic">
      <style:graphic-properties draw:stroke="none" svg:stroke-width="0.106cm" svg:stroke-color="#ffffff" draw:marker-start="" draw:marker-start-width="0.419cm" draw:marker-start-center="false" draw:marker-end="" draw:marker-end-width="0.419cm" draw:marker-end-center="false" draw:stroke-linejoin="miter" draw:fill="solid" draw:fill-color="#000000" draw:secondary-fill-color="#d4ea6b" draw:opacity="90%" draw:textarea-horizontal-align="center" draw:textarea-vertical-align="middle" draw:auto-grow-height="false" draw:fit-to-size="false" style:shrink-to-fit="false" fo:min-height="1.163cm" fo:min-width="0.923cm" fo:padding-top="0.169cm" fo:padding-bottom="0.169cm" fo:padding-left="0.289cm" fo:padding-right="0.289cm" fo:wrap-option="wrap" draw:shadow="hidden" draw:shadow-offset-x="0.071cm" draw:shadow-offset-y="0.071cm" draw:shadow-color="#808080" draw:shadow-opacity="100%"/>
      <style:paragraph-properties style:writing-mode="lr-tb"/>
    </style:style>
    <style:style style:name="gr8" style:family="graphic">
      <style:graphic-properties draw:stroke="none" svg:stroke-width="0.106cm" svg:stroke-color="#ffffff" draw:marker-start="" draw:marker-start-width="0.419cm" draw:marker-start-center="false" draw:marker-end="" draw:marker-end-width="0.419cm" draw:marker-end-center="false" draw:stroke-linejoin="miter" draw:fill="solid" draw:fill-color="#000000" draw:secondary-fill-color="#d4ea6b" draw:opacity="90%" draw:textarea-horizontal-align="center" draw:textarea-vertical-align="middle" draw:auto-grow-height="false" draw:fit-to-size="false" style:shrink-to-fit="false" fo:min-height="0.663cm" fo:min-width="0.423cm" fo:padding-top="0.169cm" fo:padding-bottom="0.169cm" fo:padding-left="0.289cm" fo:padding-right="0.289cm" fo:wrap-option="wrap" draw:shadow="hidden" draw:shadow-offset-x="0.071cm" draw:shadow-offset-y="0.071cm" draw:shadow-color="#808080" draw:shadow-opacity="100%"/>
      <style:paragraph-properties style:writing-mode="lr-tb"/>
    </style:style>
    <style:style style:name="gr9" style:family="graphic">
      <style:graphic-properties draw:stroke="none" svg:stroke-width="0.106cm" svg:stroke-color="#ffffff" draw:marker-start="" draw:marker-start-width="0.419cm" draw:marker-start-center="false" draw:marker-end="" draw:marker-end-width="0.419cm" draw:marker-end-center="false" draw:stroke-linejoin="miter" draw:fill="solid" draw:fill-color="#000000" draw:secondary-fill-color="#d4ea6b" draw:opacity="90%" draw:textarea-horizontal-align="center" draw:textarea-vertical-align="middle" draw:auto-grow-height="false" draw:fit-to-size="false" style:shrink-to-fit="false" fo:min-height="1.163cm" fo:min-width="0.923cm" fo:padding-top="0.169cm" fo:padding-bottom="0.169cm" fo:padding-left="0.289cm" fo:padding-right="0.289cm" fo:wrap-option="wrap" draw:shadow="hidden" draw:shadow-offset-x="0.071cm" draw:shadow-offset-y="0.071cm" draw:shadow-color="#808080" draw:shadow-opacity="100%"/>
      <style:paragraph-properties style:writing-mode="lr-tb"/>
    </style:style>
    <style:style style:name="gr10" style:family="graphic">
      <style:graphic-properties draw:stroke="none" svg:stroke-width="0.106cm" svg:stroke-color="#ffffff" draw:marker-start="" draw:marker-start-width="0.419cm" draw:marker-start-center="false" draw:marker-end="" draw:marker-end-width="0.419cm" draw:marker-end-center="false" draw:stroke-linejoin="miter" draw:fill="solid" draw:fill-color="#000000" draw:secondary-fill-color="#d4ea6b" draw:opacity="90%" draw:textarea-horizontal-align="center" draw:textarea-vertical-align="middle" draw:auto-grow-height="false" draw:fit-to-size="false" style:shrink-to-fit="false" fo:min-height="0.263cm" fo:min-width="0.173cm" fo:padding-top="0.169cm" fo:padding-bottom="0.169cm" fo:padding-left="0.289cm" fo:padding-right="0.289cm" fo:wrap-option="wrap" draw:shadow="hidden" draw:shadow-offset-x="0.071cm" draw:shadow-offset-y="0.071cm" draw:shadow-color="#808080" draw:shadow-opacity="100%"/>
      <style:paragraph-properties style:writing-mode="lr-tb"/>
    </style:style>
    <style:style style:name="gr11" style:family="graphic">
      <style:graphic-properties draw:stroke="none" svg:stroke-width="0.106cm" svg:stroke-color="#ffffff" draw:marker-start="" draw:marker-start-width="0.419cm" draw:marker-start-center="false" draw:marker-end="" draw:marker-end-width="0.419cm" draw:marker-end-center="false" draw:stroke-linejoin="miter" draw:fill="solid" draw:fill-color="#000000" draw:secondary-fill-color="#d4ea6b" draw:opacity="90%" draw:textarea-horizontal-align="center" draw:textarea-vertical-align="middle" draw:auto-grow-height="false" draw:fit-to-size="false" style:shrink-to-fit="false" fo:min-height="0.263cm" fo:min-width="0.173cm" fo:padding-top="0.169cm" fo:padding-bottom="0.169cm" fo:padding-left="0.289cm" fo:padding-right="0.289cm" fo:wrap-option="wrap" draw:shadow="hidden" draw:shadow-offset-x="0.071cm" draw:shadow-offset-y="0.071cm" draw:shadow-color="#808080" draw:shadow-opacity="100%"/>
      <style:paragraph-properties style:writing-mode="lr-tb"/>
    </style:style>
    <style:style style:name="gr12" style:family="graphic" style:parent-style-name="standard">
      <style:graphic-properties draw:stroke="solid" svg:stroke-width="0.053cm" svg:stroke-color="#000000" draw:marker-start-width="0.28cm" draw:marker-end-width="0.28cm" draw:fill="none" draw:textarea-horizontal-align="justify" draw:textarea-vertical-align="middle" draw:auto-grow-height="false" fo:min-height="0.75cm" fo:min-width="0.5cm" fo:padding-top="0.152cm" fo:padding-bottom="0.152cm" fo:padding-left="0.277cm" fo:padding-right="0.277cm"/>
    </style:style>
    <style:style style:name="gr13" style:family="graphic" style:parent-style-name="standard">
      <style:graphic-properties draw:stroke="solid" svg:stroke-width="0.053cm" svg:stroke-color="#000000" draw:marker-start-width="0.28cm" draw:marker-end-width="0.28cm" draw:fill="none" draw:textarea-horizontal-align="justify" draw:textarea-vertical-align="middle" draw:auto-grow-height="false" fo:min-height="0.644cm" fo:min-width="0.394cm" fo:padding-top="0.152cm" fo:padding-bottom="0.152cm" fo:padding-left="0.277cm" fo:padding-right="0.277cm"/>
    </style:style>
    <style:style style:name="gr14" style:family="graphic" style:parent-style-name="objectwithoutfill">
      <style:graphic-properties draw:marker-end="화살촉_20_1" draw:marker-end-width="0.3cm" draw:fill="none" draw:textarea-vertical-align="middle"/>
    </style:style>
    <style:style style:name="gr15" style:family="graphic" style:parent-style-name="standard">
      <style:graphic-properties draw:stroke="solid" svg:stroke-width="0.053cm" svg:stroke-color="#9400d3" draw:marker-start-width="0.28cm" draw:marker-end-width="0.28cm" draw:fill="none" draw:textarea-horizontal-align="justify" draw:textarea-vertical-align="middle" draw:auto-grow-height="false" fo:min-height="3.696cm" fo:min-width="3.446cm" fo:padding-top="0.152cm" fo:padding-bottom="0.152cm" fo:padding-left="0.277cm" fo:padding-right="0.277cm"/>
    </style:style>
    <style:style style:name="P1" style:family="paragraph">
      <loext:graphic-properties draw:fill="gradient" draw:fill-gradient-name="Gradient_20_11" draw:opacity="6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="solid" draw:fill-color="#000000" draw:secondary-fill-color="#d4ea6b" draw:opacity="9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Times New Roman" fo:font-size="24pt" fo:font-style="italic" fo:text-shadow="none" style:text-underline-style="none" fo:font-weight="normal" style:letter-kerning="true" style:font-name-asian="MS Gothic" style:font-size-asian="24pt" style:font-style-asian="italic" style:font-weight-asian="bold" style:font-name-complex="Tahoma" style:font-size-complex="24pt" style:font-style-complex="italic" style:font-weight-complex="bold" style:text-emphasize="none" style:font-relief="none" style:text-overline-style="none" style:text-overline-color="font-color"/>
    </style:style>
    <style:style style:name="P7" style:family="paragraph">
      <loext:graphic-properties draw:fill="solid" draw:fill-color="#000000" draw:secondary-fill-color="#d4ea6b" draw:opacity="9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Times New Roman" fo:font-size="24pt" fo:font-style="italic" fo:text-shadow="none" style:text-underline-style="none" fo:font-weight="normal" style:letter-kerning="true" style:font-name-asian="MS Gothic" style:font-size-asian="24pt" style:font-style-asian="italic" style:font-weight-asian="bold" style:font-name-complex="Tahoma" style:font-size-complex="24pt" style:font-style-complex="italic" style:font-weight-complex="bold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fo:font-size="24pt" fo:font-style="normal" fo:text-shadow="none" style:text-underline-style="none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Times New Roman" fo:font-size="24pt" fo:font-style="italic" fo:text-shadow="none" style:text-underline-style="none" style:letter-kerning="true" style:font-name-asian="MS Gothic" style:font-size-asian="24pt" style:font-style-asian="italic" style:font-weight-asian="bold" style:font-name-complex="Tahoma" style:font-size-complex="24pt" style:font-style-complex="italic" style:font-weight-complex="bold" style:text-emphasize="none" style:font-relief="none" style:text-overline-style="none" style:text-overline-color="font-color"/>
    </style:style>
  </office:automatic-styles>
  <office:body>
    <office:drawing>
      <draw:page draw:name="page1" draw:style-name="dp1" draw:master-page-name="기본값">
        <draw:custom-shape draw:style-name="gr1" draw:text-style-name="P1" draw:layer="layout" svg:width="7cm" svg:height="7cm" svg:x="2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3.25cm" svg:y="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4.25cm" svg:y="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5.25cm" svg:y="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6.25cm" svg:y="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3.25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4.25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5.25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6.25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3.25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4.25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5.25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6.25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3.25cm" svg:y="6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4.25cm" svg:y="6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5.25cm" svg:y="6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6.25cm" svg:y="6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2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3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4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5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2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4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5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2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3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4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5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2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3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4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5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6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7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8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6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7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8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6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7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8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6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7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8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3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4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5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2cm" svg:y="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3cm" svg:y="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4cm" svg:y="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5cm" svg:y="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6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7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8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6cm" svg:y="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7cm" svg:y="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8cm" svg:y="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2cm" svg:y="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3cm" svg:y="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4cm" svg:y="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5cm" svg:y="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6cm" svg:y="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7cm" svg:y="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8cm" svg:y="8cm">
          <text:p/>
          <draw:enhanced-geometry svg:viewBox="0 0 21600 21600" draw:type="rectangle" draw:enhanced-path="M 0 0 L 21600 0 21600 21600 0 21600 0 0 Z N"/>
        </draw:custom-shape>
        <draw:custom-shape draw:name="Snow 2" draw:style-name="gr4" draw:text-style-name="P4" draw:layer="layout" svg:width="1.5cm" svg:height="1.5cm" svg:x="10.5cm" svg:y="4.5cm">
          <text:p text:style-name="P3"><text:span text:style-name="T1">*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5" draw:text-style-name="P5" draw:layer="layout" svg:width="3.759cm" svg:height="3.449cm" svg:x="13.35cm" svg:y="3.7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custom-shape draw:name="Snow 1" draw:style-name="gr6" draw:text-style-name="P7" draw:layer="layout" svg:width="1.5cm" svg:height="1.5cm" svg:x="8.75cm" svg:y="11cm">
          <text:p text:style-name="P6"><text:span text:style-name="T2">K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now 3" draw:style-name="gr7" draw:text-style-name="P7" draw:layer="layout" svg:width="1.5cm" svg:height="1.5cm" svg:x="12.25cm" svg:y="11cm">
          <text:p text:style-name="P6"><text:span text:style-name="T2">X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now 4" draw:style-name="gr8" draw:text-style-name="P4" draw:layer="layout" svg:width="1cm" svg:height="1cm" svg:x="10.75cm" svg:y="11.25cm">
          <text:p text:style-name="P3"><text:span text:style-name="T1">*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now 5" draw:style-name="gr9" draw:text-style-name="P7" draw:layer="layout" svg:width="1.5cm" svg:height="1.5cm" svg:x="15.75cm" svg:y="11cm">
          <text:p text:style-name="P6"><text:span text:style-name="T2">B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now 6" draw:style-name="gr10" draw:text-style-name="P4" draw:layer="layout" svg:width="0.75cm" svg:height="0.6cm" svg:x="14.25cm" svg:y="11.5cm">
          <text:p text:style-name="P3"><text:span text:style-name="T1">=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2" draw:text-style-name="P2" draw:layer="layout" svg:width="1cm" svg:height="1cm" svg:x="20.75cm" svg:y="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1.75cm" svg:y="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2.75cm" svg:y="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3.75cm" svg:y="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0.75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1.75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2.75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3.75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0.75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1.75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2.75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3.75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0.75cm" svg:y="6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1.75cm" svg:y="6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2.75cm" svg:y="6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3.75cm" svg:y="6.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3.692cm" svg:height="3.449cm" svg:x="20.85cm" svg:y="3.7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custom-shape draw:name="Snow 7" draw:style-name="gr11" draw:text-style-name="P4" draw:layer="layout" svg:width="0.75cm" svg:height="0.6cm" svg:x="18.75cm" svg:y="5cm">
          <text:p text:style-name="P3"><text:span text:style-name="T1">=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page>
      <draw:page draw:name="page2" draw:style-name="dp1" draw:master-page-name="기본값">
        <draw:custom-shape draw:style-name="gr2" draw:text-style-name="P2" draw:layer="layout" svg:width="1cm" svg:height="1cm" svg:x="5.25cm" svg:y="13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6.25cm" svg:y="13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7.25cm" svg:y="13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8.25cm" svg:y="13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5.25cm" svg:y="1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6.25cm" svg:y="1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7.25cm" svg:y="1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8.25cm" svg:y="1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5.25cm" svg:y="15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6.25cm" svg:y="15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7.25cm" svg:y="15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8.25cm" svg:y="15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5.25cm" svg:y="16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6.25cm" svg:y="16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7.25cm" svg:y="16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8.25cm" svg:y="16.2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3.759cm" svg:height="3.449cm" svg:x="5.35cm" svg:y="13.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custom-shape draw:style-name="gr2" draw:text-style-name="P2" draw:layer="layout" svg:width="1cm" svg:height="1cm" svg:x="8.25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8.25cm" svg:y="7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7.25cm" svg:y="6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6.25cm" svg:y="7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5.25cm" svg:y="6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5.25cm" svg:y="7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5.25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6.25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7.25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5.25cm" svg:y="5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6.25cm" svg:y="5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7.25cm" svg:y="5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8.25cm" svg:y="5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6.25cm" svg:y="6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8.25cm" svg:y="6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7.25cm" svg:y="7.2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3.759cm" svg:height="3.449cm" svg:x="5.35cm" svg:y="5.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2" draw:text-style-name="P2" draw:layer="layout" svg:width="1cm" svg:height="1cm" svg:x="19.25cm" svg:y="5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0.25cm" svg:y="5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1.25cm" svg:y="5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2.25cm" svg:y="5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9.25cm" svg:y="6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0.25cm" svg:y="6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1.25cm" svg:y="6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2.25cm" svg:y="6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9.25cm" svg:y="7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0.25cm" svg:y="7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1.25cm" svg:y="7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2.25cm" svg:y="7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9.25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0.25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1.25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2.25cm" svg:y="8.2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3.759cm" svg:height="3.449cm" svg:x="19.35cm" svg:y="5.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style-name="gr2" draw:text-style-name="P2" draw:layer="layout" svg:width="1cm" svg:height="1cm" svg:x="12.25cm" svg:y="5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3.25cm" svg:y="5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4.25cm" svg:y="5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5.25cm" svg:y="5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2.25cm" svg:y="6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3.25cm" svg:y="6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4.25cm" svg:y="6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5.25cm" svg:y="6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2.25cm" svg:y="7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3.25cm" svg:y="7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4.25cm" svg:y="7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5.25cm" svg:y="7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2.25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3.25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4.25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5.25cm" svg:y="8.2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3.759cm" svg:height="3.449cm" svg:x="12.35cm" svg:y="5.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ustom-shape draw:style-name="gr1" draw:text-style-name="P1" draw:layer="layout" svg:width="7cm" svg:height="7cm" svg:x="2cm" svg:y="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cm" svg:height="1cm" svg:x="17.25cm" svg:y="13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cm" svg:height="1cm" svg:x="18.25cm" svg:y="13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cm" svg:height="1cm" svg:x="19.25cm" svg:y="13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cm" svg:height="1cm" svg:x="20.25cm" svg:y="13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cm" svg:height="1cm" svg:x="17.25cm" svg:y="14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cm" svg:height="1cm" svg:x="18.25cm" svg:y="14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cm" svg:height="1cm" svg:x="19.25cm" svg:y="14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cm" svg:height="1cm" svg:x="20.25cm" svg:y="14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cm" svg:height="1cm" svg:x="17.25cm" svg:y="15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cm" svg:height="1cm" svg:x="18.25cm" svg:y="15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cm" svg:height="1cm" svg:x="19.25cm" svg:y="15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cm" svg:height="1cm" svg:x="20.25cm" svg:y="15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cm" svg:height="1cm" svg:x="17.25cm" svg:y="16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cm" svg:height="1cm" svg:x="18.25cm" svg:y="16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cm" svg:height="1cm" svg:x="19.25cm" svg:y="16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cm" svg:height="1cm" svg:x="20.25cm" svg:y="16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2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3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4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5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2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4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5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2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3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4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5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2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3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4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5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6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7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8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6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7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8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6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7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8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6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7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8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3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4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5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2cm" svg:y="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3cm" svg:y="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4cm" svg:y="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5cm" svg:y="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6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7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8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6cm" svg:y="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7cm" svg:y="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8cm" svg:y="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2cm" svg:y="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3cm" svg:y="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4cm" svg:y="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5cm" svg:y="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6cm" svg:y="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7cm" svg:y="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8cm" svg:y="8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3.692cm" svg:height="3.449cm" svg:x="17.35cm" svg:y="13.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1" draw:text-style-name="P1" draw:layer="layout" svg:width="7cm" svg:height="7cm" svg:x="18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8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9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20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21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8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9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20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21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8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9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20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21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8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9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20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21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22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23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24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22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2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24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22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23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24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22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23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24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8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9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20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21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8cm" svg:y="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9cm" svg:y="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20cm" svg:y="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21cm" svg:y="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2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23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24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22cm" svg:y="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23cm" svg:y="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24cm" svg:y="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8cm" svg:y="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9cm" svg:y="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20cm" svg:y="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21cm" svg:y="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22cm" svg:y="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23cm" svg:y="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24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7cm" svg:x="10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0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1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2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3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0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1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2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0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1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2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3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0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1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2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3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4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5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6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4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5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6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4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5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6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4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5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6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0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1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3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0cm" svg:y="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1cm" svg:y="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2cm" svg:y="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3cm" svg:y="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4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5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6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4cm" svg:y="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5cm" svg:y="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6cm" svg:y="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0cm" svg:y="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1cm" svg:y="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2cm" svg:y="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3cm" svg:y="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4cm" svg:y="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5cm" svg:y="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6cm" svg:y="8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6.727cm" svg:height="6.368cm" svg:x="2.2cm" svg:y="2.2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custom-shape draw:style-name="gr1" draw:text-style-name="P1" draw:layer="layout" svg:width="7cm" svg:height="7cm" svg:x="2cm" svg:y="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2cm" svg:y="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3cm" svg:y="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4cm" svg:y="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5cm" svg:y="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2cm" svg:y="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3cm" svg:y="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4cm" svg:y="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5cm" svg:y="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2cm" svg:y="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3cm" svg:y="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4cm" svg:y="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5cm" svg:y="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2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3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4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5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6cm" svg:y="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7cm" svg:y="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8cm" svg:y="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6cm" svg:y="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7cm" svg:y="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8cm" svg:y="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6cm" svg:y="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7cm" svg:y="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8cm" svg:y="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6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7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8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2cm" svg:y="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3cm" svg:y="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4cm" svg:y="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5cm" svg:y="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2cm" svg:y="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3cm" svg:y="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4cm" svg:y="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5cm" svg:y="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6cm" svg:y="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7cm" svg:y="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8cm" svg:y="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6cm" svg:y="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7cm" svg:y="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8cm" svg:y="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2cm" svg:y="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3cm" svg:y="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4cm" svg:y="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5cm" svg:y="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6cm" svg:y="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7cm" svg:y="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8cm" svg:y="17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6.727cm" svg:height="6.368cm" svg:x="2.2cm" svg:y="11.2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14" draw:text-style-name="P2" draw:layer="layout" svg:x1="9.25cm" svg:y1="9.75cm" svg:x2="17cm" svg:y2="13.25cm">
          <text:p/>
        </draw:line>
        <draw:line draw:style-name="gr14" draw:text-style-name="P2" draw:layer="layout" svg:x1="16.5cm" svg:y1="9.75cm" svg:x2="18.5cm" svg:y2="13cm">
          <text:p/>
        </draw:line>
        <draw:line draw:style-name="gr14" draw:text-style-name="P2" draw:layer="layout" svg:x1="20.75cm" svg:y1="9.75cm" svg:x2="19.75cm" svg:y2="13cm">
          <text:p/>
        </draw:line>
        <draw:line draw:style-name="gr14" draw:text-style-name="P2" draw:layer="layout" svg:x1="10cm" svg:y1="15cm" svg:x2="18.25cm" svg:y2="14.75cm">
          <text:p/>
        </draw:line>
        <draw:frame draw:style-name="gr5" draw:text-style-name="P5" draw:layer="layout" svg:width="6.727cm" svg:height="6.368cm" svg:x="10.15cm" svg:y="2.25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5" draw:text-style-name="P5" draw:layer="layout" svg:width="6.727cm" svg:height="6.368cm" svg:x="18.2cm" svg:y="2.2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</draw:page>
      <draw:page draw:name="page3" draw:style-name="dp1" draw:master-page-name="기본값">
        <draw:custom-shape draw:style-name="gr1" draw:text-style-name="P1" draw:layer="layout" svg:width="7cm" svg:height="7cm" svg:x="2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2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3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4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5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2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4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5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2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3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4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5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2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3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4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5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6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7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8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6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7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8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6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7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8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6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7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8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3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4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5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2cm" svg:y="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3cm" svg:y="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4cm" svg:y="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5cm" svg:y="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6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7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8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6cm" svg:y="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7cm" svg:y="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8cm" svg:y="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2cm" svg:y="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3cm" svg:y="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4cm" svg:y="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5cm" svg:y="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6cm" svg:y="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7cm" svg:y="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8cm" svg:y="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4.75cm" svg:y="1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5.75cm" svg:y="1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6.75cm" svg:y="1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7.75cm" svg:y="1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4.75cm" svg:y="1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5.75cm" svg:y="1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6.75cm" svg:y="1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7.75cm" svg:y="1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4.75cm" svg:y="13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5.75cm" svg:y="13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6.75cm" svg:y="13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7.75cm" svg:y="13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4.75cm" svg:y="1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5.75cm" svg:y="1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6.75cm" svg:y="1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7.75cm" svg:y="14.2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3.759cm" svg:height="3.449cm" svg:x="4.85cm" svg:y="11.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15" draw:text-style-name="P2" draw:layer="layout" svg:width="4cm" svg:height="4cm" svg:x="5cm" svg:y="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3.716cm" svg:height="3.449cm" svg:x="5.25cm" svg:y="5.2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KR" svg:font-family="'Noto Sans KR'" style:font-family-generic="roman" style:font-pitch="variable"/>
    <style:font-face style:name="Noto Sans KR1" svg:font-family="'Noto Sans KR'" style:font-family-generic="system" style:font-pitch="variable"/>
    <style:font-face style:name="Noto Sans1" svg:font-family="'Noto Sans'" style:font-family-generic="swiss" style:font-pitch="variable"/>
    <style:font-face style:name="Noto Serif KR" svg:font-family="'Noto Serif KR'" style:font-family-generic="roman" style:font-pitch="variable"/>
    <style:font-face style:name="Noto Serif KR1" svg:font-family="'Noto Serif KR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_20_11" draw:display-name="Gradient 11" draw:style="radial" draw:cx="50%" draw:cy="50%" draw:start-color="#000000" draw:end-color="#fff8dc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draw:marker draw:name="화살촉_20_1" draw:display-name="화살촉 1" svg:viewBox="0 0 20 20" svg:d="M0 20l10-20 10 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 KR" fo:font-size="24pt" fo:language="en" fo:country="US" style:font-name-asian="Noto Serif KR1" style:font-size-asian="24pt" style:language-asian="ko" style:country-asian="KR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 KR" fo:font-family="'Noto Sans KR'" style:font-family-generic="roman" style:font-pitch="variable" fo:font-size="18pt" fo:font-style="normal" fo:text-shadow="none" style:text-underline-style="none" fo:font-weight="normal" style:letter-kerning="true" style:font-name-asian="Noto Sans KR1" style:font-family-asian="'Noto Sans KR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기본값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2-27T15:26:12.941000000</meta:creation-date>
    <dc:date>2023-02-27T20:14:22.370000000</dc:date>
    <meta:editing-duration>PT3H57M43S</meta:editing-duration>
    <meta:editing-cycles>4</meta:editing-cycles>
    <meta:generator>LibreOffice/7.3.4.2$Windows_X86_64 LibreOffice_project/728fec16bd5f605073805c3c9e7c4212a0120dc5</meta:generator>
    <meta:document-statistic meta:object-count="453"/>
  </office:meta>
</office:document-meta>
</file>

<file path=Object 1/content.xml><?xml version="1.0" encoding="utf-8"?>
<math xmlns="http://www.w3.org/1998/Math/MathML" display="block">
  <semantics>
    <mtable>
      <mtr>
        <mtd>
          <msub>
            <mi>b</mi>
            <mn>11</mn>
          </msub>
        </mtd>
        <mtd>
          <msub>
            <mi>b</mi>
            <mn>12</mn>
          </msub>
        </mtd>
        <mtd>
          <msub>
            <mi>b</mi>
            <mn>13</mn>
          </msub>
        </mtd>
        <mtd>
          <msub>
            <mi>b</mi>
            <mn>14</mn>
          </msub>
        </mtd>
      </mtr>
      <mtr>
        <mtd>
          <msub>
            <mi>b</mi>
            <mn>21</mn>
          </msub>
        </mtd>
        <mtd>
          <msub>
            <mi>b</mi>
            <mn>22</mn>
          </msub>
        </mtd>
        <mtd>
          <msub>
            <mi>b</mi>
            <mn>23</mn>
          </msub>
        </mtd>
        <mtd>
          <msub>
            <mi>b</mi>
            <mn>24</mn>
          </msub>
        </mtd>
      </mtr>
      <mtr>
        <mtd>
          <msub>
            <mi>b</mi>
            <mn>31</mn>
          </msub>
        </mtd>
        <mtd>
          <msub>
            <mi>b</mi>
            <mn>32</mn>
          </msub>
        </mtd>
        <mtd>
          <msub>
            <mi>b</mi>
            <mn>33</mn>
          </msub>
        </mtd>
        <mtd>
          <msub>
            <mi>b</mi>
            <mn>34</mn>
          </msub>
        </mtd>
      </mtr>
      <mtr>
        <mtd>
          <msub>
            <mi>b</mi>
            <mn>41</mn>
          </msub>
        </mtd>
        <mtd>
          <msub>
            <mi>b</mi>
            <mn>42</mn>
          </msub>
        </mtd>
        <mtd>
          <msub>
            <mi>b</mi>
            <mn>43</mn>
          </msub>
        </mtd>
        <mtd>
          <msub>
            <mi>b</mi>
            <mn>44</mn>
          </msub>
        </mtd>
      </mtr>
    </mtable>
    <annotation encoding="StarMath 5.0"> matrix { 
b_{11} # b_{12} # b_{13} # b_{14} ## 
b_{21} # b_{22} # b_{23} # b_{24} ##  
b_{31} # b_{32} # b_{33} # b_{34} ##
b_{41} # b_{42} # b_{43}  #b_{ 44 } 
} </annotation>
  </semantics>
</math>
</file>

<file path=Object 10/content.xml><?xml version="1.0" encoding="utf-8"?>
<math xmlns="http://www.w3.org/1998/Math/MathML" display="block">
  <semantics>
    <mtable>
      <mtr>
        <mtd>
          <msub>
            <mi>h</mi>
            <mn>44</mn>
          </msub>
        </mtd>
        <mtd>
          <msub>
            <mi>h</mi>
            <mn>45</mn>
          </msub>
        </mtd>
        <mtd>
          <msub>
            <mi>h</mi>
            <mn>46</mn>
          </msub>
        </mtd>
        <mtd>
          <msub>
            <mi>h</mi>
            <mn>47</mn>
          </msub>
        </mtd>
      </mtr>
      <mtr>
        <mtd>
          <msub>
            <mi>h</mi>
            <mn>54</mn>
          </msub>
        </mtd>
        <mtd>
          <msub>
            <mi>h</mi>
            <mn>55</mn>
          </msub>
        </mtd>
        <mtd>
          <msub>
            <mi>h</mi>
            <mn>56</mn>
          </msub>
        </mtd>
        <mtd>
          <msub>
            <mi>h</mi>
            <mn>57</mn>
          </msub>
        </mtd>
      </mtr>
      <mtr>
        <mtd>
          <msub>
            <mi>h</mi>
            <mn>64</mn>
          </msub>
        </mtd>
        <mtd>
          <msub>
            <mi>h</mi>
            <mn>65</mn>
          </msub>
        </mtd>
        <mtd>
          <msub>
            <mi>h</mi>
            <mn>66</mn>
          </msub>
        </mtd>
        <mtd>
          <msub>
            <mi>h</mi>
            <mn>67</mn>
          </msub>
        </mtd>
      </mtr>
      <mtr>
        <mtd>
          <msub>
            <mi>h</mi>
            <mn>74</mn>
          </msub>
        </mtd>
        <mtd>
          <msub>
            <mi>h</mi>
            <mn>75</mn>
          </msub>
        </mtd>
        <mtd>
          <msub>
            <mi>h</mi>
            <mn>76</mn>
          </msub>
        </mtd>
        <mtd>
          <msub>
            <mi>h</mi>
            <mn>77</mn>
          </msub>
        </mtd>
      </mtr>
    </mtable>
    <annotation encoding="StarMath 5.0"> matrix { 
h_{44} # h_{45} # h_{46} # h_{47} ##
h_{54} # h_{55} # h_{56} # h_{57} ##
h_{64} # h_{65} # h_{66} # h_{67} ##
h_{74} # h_{75} # h_{76} # h_{77} 
} </annotation>
  </semantics>
</math>
</file>

<file path=Object 11/content.xml><?xml version="1.0" encoding="utf-8"?>
<math xmlns="http://www.w3.org/1998/Math/MathML" display="block">
  <semantics>
    <mtable>
      <mtr>
        <mtd>
          <msub>
            <mi>h</mi>
            <mn>11</mn>
          </msub>
        </mtd>
        <mtd>
          <msub>
            <mi>h</mi>
            <mn>12</mn>
          </msub>
        </mtd>
        <mtd>
          <msub>
            <mi>h</mi>
            <mn>13</mn>
          </msub>
        </mtd>
        <mtd>
          <msub>
            <mi>h</mi>
            <mn>14</mn>
          </msub>
        </mtd>
        <mtd>
          <msub>
            <mi>h</mi>
            <mn>15</mn>
          </msub>
        </mtd>
        <mtd>
          <msub>
            <mi>h</mi>
            <mn>16</mn>
          </msub>
        </mtd>
        <mtd>
          <msub>
            <mi>h</mi>
            <mn>17</mn>
          </msub>
        </mtd>
      </mtr>
      <mtr>
        <mtd>
          <msub>
            <mi>h</mi>
            <mn>21</mn>
          </msub>
        </mtd>
        <mtd>
          <msub>
            <mi>h</mi>
            <mn>22</mn>
          </msub>
        </mtd>
        <mtd>
          <msub>
            <mi>h</mi>
            <mn>23</mn>
          </msub>
        </mtd>
        <mtd>
          <msub>
            <mi>h</mi>
            <mn>24</mn>
          </msub>
        </mtd>
        <mtd>
          <msub>
            <mi>h</mi>
            <mn>25</mn>
          </msub>
        </mtd>
        <mtd>
          <msub>
            <mi>h</mi>
            <mn>26</mn>
          </msub>
        </mtd>
        <mtd>
          <msub>
            <mi>h</mi>
            <mn>27</mn>
          </msub>
        </mtd>
      </mtr>
      <mtr>
        <mtd>
          <msub>
            <mi>h</mi>
            <mn>31</mn>
          </msub>
        </mtd>
        <mtd>
          <msub>
            <mi>h</mi>
            <mn>32</mn>
          </msub>
        </mtd>
        <mtd>
          <msub>
            <mi>h</mi>
            <mn>33</mn>
          </msub>
        </mtd>
        <mtd>
          <msub>
            <mi>h</mi>
            <mn>34</mn>
          </msub>
        </mtd>
        <mtd>
          <msub>
            <mi>h</mi>
            <mn>35</mn>
          </msub>
        </mtd>
        <mtd>
          <msub>
            <mi>h</mi>
            <mn>36</mn>
          </msub>
        </mtd>
        <mtd>
          <msub>
            <mi>h</mi>
            <mn>37</mn>
          </msub>
        </mtd>
      </mtr>
      <mtr>
        <mtd>
          <msub>
            <mi>h</mi>
            <mn>41</mn>
          </msub>
        </mtd>
        <mtd>
          <msub>
            <mi>h</mi>
            <mn>42</mn>
          </msub>
        </mtd>
        <mtd>
          <msub>
            <mi>h</mi>
            <mn>43</mn>
          </msub>
        </mtd>
        <mtd>
          <msub>
            <mi>h</mi>
            <mn>44</mn>
          </msub>
        </mtd>
        <mtd>
          <msub>
            <mi>h</mi>
            <mn>45</mn>
          </msub>
        </mtd>
        <mtd>
          <msub>
            <mi>h</mi>
            <mn>46</mn>
          </msub>
        </mtd>
        <mtd>
          <msub>
            <mi>h</mi>
            <mn>47</mn>
          </msub>
        </mtd>
      </mtr>
      <mtr>
        <mtd>
          <msub>
            <mi>h</mi>
            <mn>51</mn>
          </msub>
        </mtd>
        <mtd>
          <msub>
            <mi>h</mi>
            <mn>52</mn>
          </msub>
        </mtd>
        <mtd>
          <msub>
            <mi>h</mi>
            <mn>53</mn>
          </msub>
        </mtd>
        <mtd>
          <msub>
            <mi>h</mi>
            <mn>54</mn>
          </msub>
        </mtd>
        <mtd>
          <msub>
            <mi>h</mi>
            <mn>55</mn>
          </msub>
        </mtd>
        <mtd>
          <msub>
            <mi>h</mi>
            <mn>56</mn>
          </msub>
        </mtd>
        <mtd>
          <msub>
            <mi>h</mi>
            <mn>57</mn>
          </msub>
        </mtd>
      </mtr>
      <mtr>
        <mtd>
          <msub>
            <mi>h</mi>
            <mn>61</mn>
          </msub>
        </mtd>
        <mtd>
          <msub>
            <mi>h</mi>
            <mn>62</mn>
          </msub>
        </mtd>
        <mtd>
          <msub>
            <mi>h</mi>
            <mn>63</mn>
          </msub>
        </mtd>
        <mtd>
          <msub>
            <mi>h</mi>
            <mn>64</mn>
          </msub>
        </mtd>
        <mtd>
          <msub>
            <mi>h</mi>
            <mn>65</mn>
          </msub>
        </mtd>
        <mtd>
          <msub>
            <mi>h</mi>
            <mn>66</mn>
          </msub>
        </mtd>
        <mtd>
          <msub>
            <mi>h</mi>
            <mn>67</mn>
          </msub>
        </mtd>
      </mtr>
      <mtr>
        <mtd>
          <msub>
            <mi>h</mi>
            <mn>71</mn>
          </msub>
        </mtd>
        <mtd>
          <msub>
            <mi>h</mi>
            <mn>72</mn>
          </msub>
        </mtd>
        <mtd>
          <msub>
            <mi>h</mi>
            <mn>73</mn>
          </msub>
        </mtd>
        <mtd>
          <msub>
            <mi>h</mi>
            <mn>74</mn>
          </msub>
        </mtd>
        <mtd>
          <msub>
            <mi>h</mi>
            <mn>75</mn>
          </msub>
        </mtd>
        <mtd>
          <msub>
            <mi>h</mi>
            <mn>76</mn>
          </msub>
        </mtd>
        <mtd>
          <msub>
            <mi>h</mi>
            <mn>77</mn>
          </msub>
        </mtd>
      </mtr>
    </mtable>
    <annotation encoding="StarMath 5.0"> matrix { 
h_{11} # h_{12} # h_{13} # h_{14} # h_{15} # h_{16} # h_{17} ## 
h_{21} # h_{22} # h_{23} # h_{24} # h_{25} # h_{26} # h_{27} ##  
h_{31} # h_{32} # h_{33} # h_{34} # h_{35} # h_{36} # h_{37} ##
h_{41} # h_{42} # h_{43} # h_{44} # h_{45} # h_{46} # h_{47} ##
h_{51} # h_{52} # h_{53} # h_{54} # h_{55} # h_{56} # h_{57} ##
h_{61} # h_{62} # h_{63} # h_{64} # h_{65} # h_{66} # h_{67} ##
h_{71} # h_{72} # h_{73} # h_{74} # h_{75} # h_{76} # h_{77} 
} </annotation>
  </semantics>
</math>
</file>

<file path=Object 12/content.xml><?xml version="1.0" encoding="utf-8"?>
<math xmlns="http://www.w3.org/1998/Math/MathML" display="block">
  <semantics>
    <mtable>
      <mtr>
        <mtd>
          <msub>
            <mi>h</mi>
            <mn>11</mn>
          </msub>
        </mtd>
        <mtd>
          <msub>
            <mi>h</mi>
            <mn>12</mn>
          </msub>
        </mtd>
        <mtd>
          <msub>
            <mi>h</mi>
            <mn>13</mn>
          </msub>
        </mtd>
        <mtd>
          <msub>
            <mi>h</mi>
            <mn>14</mn>
          </msub>
        </mtd>
        <mtd>
          <msub>
            <mi>h</mi>
            <mn>15</mn>
          </msub>
        </mtd>
        <mtd>
          <msub>
            <mi>h</mi>
            <mn>16</mn>
          </msub>
        </mtd>
        <mtd>
          <msub>
            <mi>h</mi>
            <mn>17</mn>
          </msub>
        </mtd>
      </mtr>
      <mtr>
        <mtd>
          <msub>
            <mi>h</mi>
            <mn>21</mn>
          </msub>
        </mtd>
        <mtd>
          <msub>
            <mi>h</mi>
            <mn>22</mn>
          </msub>
        </mtd>
        <mtd>
          <msub>
            <mi>h</mi>
            <mn>23</mn>
          </msub>
        </mtd>
        <mtd>
          <msub>
            <mi>h</mi>
            <mn>24</mn>
          </msub>
        </mtd>
        <mtd>
          <msub>
            <mi>h</mi>
            <mn>25</mn>
          </msub>
        </mtd>
        <mtd>
          <msub>
            <mi>h</mi>
            <mn>26</mn>
          </msub>
        </mtd>
        <mtd>
          <msub>
            <mi>h</mi>
            <mn>27</mn>
          </msub>
        </mtd>
      </mtr>
      <mtr>
        <mtd>
          <msub>
            <mi>h</mi>
            <mn>31</mn>
          </msub>
        </mtd>
        <mtd>
          <msub>
            <mi>h</mi>
            <mn>32</mn>
          </msub>
        </mtd>
        <mtd>
          <msub>
            <mi>h</mi>
            <mn>33</mn>
          </msub>
        </mtd>
        <mtd>
          <msub>
            <mi>h</mi>
            <mn>34</mn>
          </msub>
        </mtd>
        <mtd>
          <msub>
            <mi>h</mi>
            <mn>35</mn>
          </msub>
        </mtd>
        <mtd>
          <msub>
            <mi>h</mi>
            <mn>36</mn>
          </msub>
        </mtd>
        <mtd>
          <msub>
            <mi>h</mi>
            <mn>37</mn>
          </msub>
        </mtd>
      </mtr>
      <mtr>
        <mtd>
          <msub>
            <mi>h</mi>
            <mn>41</mn>
          </msub>
        </mtd>
        <mtd>
          <msub>
            <mi>h</mi>
            <mn>42</mn>
          </msub>
        </mtd>
        <mtd>
          <msub>
            <mi>h</mi>
            <mn>43</mn>
          </msub>
        </mtd>
        <mtd>
          <msub>
            <mi>h</mi>
            <mn>44</mn>
          </msub>
        </mtd>
        <mtd>
          <msub>
            <mi>h</mi>
            <mn>45</mn>
          </msub>
        </mtd>
        <mtd>
          <msub>
            <mi>h</mi>
            <mn>46</mn>
          </msub>
        </mtd>
        <mtd>
          <msub>
            <mi>h</mi>
            <mn>47</mn>
          </msub>
        </mtd>
      </mtr>
      <mtr>
        <mtd>
          <msub>
            <mi>h</mi>
            <mn>51</mn>
          </msub>
        </mtd>
        <mtd>
          <msub>
            <mi>h</mi>
            <mn>52</mn>
          </msub>
        </mtd>
        <mtd>
          <msub>
            <mi>h</mi>
            <mn>53</mn>
          </msub>
        </mtd>
        <mtd>
          <msub>
            <mi>h</mi>
            <mn>54</mn>
          </msub>
        </mtd>
        <mtd>
          <msub>
            <mi>h</mi>
            <mn>55</mn>
          </msub>
        </mtd>
        <mtd>
          <msub>
            <mi>h</mi>
            <mn>56</mn>
          </msub>
        </mtd>
        <mtd>
          <msub>
            <mi>h</mi>
            <mn>57</mn>
          </msub>
        </mtd>
      </mtr>
      <mtr>
        <mtd>
          <msub>
            <mi>h</mi>
            <mn>61</mn>
          </msub>
        </mtd>
        <mtd>
          <msub>
            <mi>h</mi>
            <mn>62</mn>
          </msub>
        </mtd>
        <mtd>
          <msub>
            <mi>h</mi>
            <mn>63</mn>
          </msub>
        </mtd>
        <mtd>
          <msub>
            <mi>h</mi>
            <mn>64</mn>
          </msub>
        </mtd>
        <mtd>
          <msub>
            <mi>h</mi>
            <mn>65</mn>
          </msub>
        </mtd>
        <mtd>
          <msub>
            <mi>h</mi>
            <mn>66</mn>
          </msub>
        </mtd>
        <mtd>
          <msub>
            <mi>h</mi>
            <mn>67</mn>
          </msub>
        </mtd>
      </mtr>
      <mtr>
        <mtd>
          <msub>
            <mi>h</mi>
            <mn>71</mn>
          </msub>
        </mtd>
        <mtd>
          <msub>
            <mi>h</mi>
            <mn>72</mn>
          </msub>
        </mtd>
        <mtd>
          <msub>
            <mi>h</mi>
            <mn>73</mn>
          </msub>
        </mtd>
        <mtd>
          <msub>
            <mi>h</mi>
            <mn>74</mn>
          </msub>
        </mtd>
        <mtd>
          <msub>
            <mi>h</mi>
            <mn>75</mn>
          </msub>
        </mtd>
        <mtd>
          <msub>
            <mi>h</mi>
            <mn>76</mn>
          </msub>
        </mtd>
        <mtd>
          <msub>
            <mi>h</mi>
            <mn>77</mn>
          </msub>
        </mtd>
      </mtr>
    </mtable>
    <annotation encoding="StarMath 5.0"> matrix { 
h_{11} # h_{12} # h_{13} # h_{14} # h_{15} # h_{16} # h_{17} ## 
h_{21} # h_{22} # h_{23} # h_{24} # h_{25} # h_{26} # h_{27} ##  
h_{31} # h_{32} # h_{33} # h_{34} # h_{35} # h_{36} # h_{37} ##
h_{41} # h_{42} # h_{43} # h_{44} # h_{45} # h_{46} # h_{47} ##
h_{51} # h_{52} # h_{53} # h_{54} # h_{55} # h_{56} # h_{57} ##
h_{61} # h_{62} # h_{63} # h_{64} # h_{65} # h_{66} # h_{67} ##
h_{71} # h_{72} # h_{73} # h_{74} # h_{75} # h_{76} # h_{77} 
} </annotation>
  </semantics>
</math>
</file>

<file path=Object 14/content.xml><?xml version="1.0" encoding="utf-8"?>
<math xmlns="http://www.w3.org/1998/Math/MathML" display="block">
  <semantics>
    <mtable>
      <mtr>
        <mtd>
          <msub>
            <mi>b</mi>
            <mn>11</mn>
          </msub>
        </mtd>
        <mtd>
          <msub>
            <mi>b</mi>
            <mn>12</mn>
          </msub>
        </mtd>
        <mtd>
          <msub>
            <mi>b</mi>
            <mn>13</mn>
          </msub>
        </mtd>
        <mtd>
          <msub>
            <mi>b</mi>
            <mn>14</mn>
          </msub>
        </mtd>
      </mtr>
      <mtr>
        <mtd>
          <msub>
            <mi>b</mi>
            <mn>21</mn>
          </msub>
        </mtd>
        <mtd>
          <msub>
            <mi>b</mi>
            <mn>22</mn>
          </msub>
        </mtd>
        <mtd>
          <msub>
            <mi>b</mi>
            <mn>23</mn>
          </msub>
        </mtd>
        <mtd>
          <msub>
            <mi>b</mi>
            <mn>24</mn>
          </msub>
        </mtd>
      </mtr>
      <mtr>
        <mtd>
          <msub>
            <mi>b</mi>
            <mn>31</mn>
          </msub>
        </mtd>
        <mtd>
          <msub>
            <mi>b</mi>
            <mn>32</mn>
          </msub>
        </mtd>
        <mtd>
          <msub>
            <mi>b</mi>
            <mn>33</mn>
          </msub>
        </mtd>
        <mtd>
          <msub>
            <mi>b</mi>
            <mn>34</mn>
          </msub>
        </mtd>
      </mtr>
      <mtr>
        <mtd>
          <msub>
            <mi>b</mi>
            <mn>41</mn>
          </msub>
        </mtd>
        <mtd>
          <msub>
            <mi>b</mi>
            <mn>42</mn>
          </msub>
        </mtd>
        <mtd>
          <msub>
            <mi>b</mi>
            <mn>43</mn>
          </msub>
        </mtd>
        <mtd>
          <msub>
            <mi>b</mi>
            <mn>44</mn>
          </msub>
        </mtd>
      </mtr>
    </mtable>
    <annotation encoding="StarMath 5.0"> matrix { 
b_{11} # b_{12} # b_{13} # b_{14} ## 
b_{21} # b_{22} # b_{23} # b_{24} ##  
b_{31} # b_{32} # b_{33} # b_{34} ##
b_{41} # b_{42} # b_{43}  #b_{ 44 } 
} </annotation>
  </semantics>
</math>
</file>

<file path=Object 2/content.xml><?xml version="1.0" encoding="utf-8"?>
<math xmlns="http://www.w3.org/1998/Math/MathML" display="block">
  <semantics>
    <mtable>
      <mtr>
        <mtd>
          <msub>
            <mi>x</mi>
            <mn>11</mn>
          </msub>
        </mtd>
        <mtd>
          <msub>
            <mi>x</mi>
            <mn>12</mn>
          </msub>
        </mtd>
        <mtd>
          <msub>
            <mi>x</mi>
            <mn>13</mn>
          </msub>
        </mtd>
        <mtd>
          <msub>
            <mi>x</mi>
            <mn>14</mn>
          </msub>
        </mtd>
      </mtr>
      <mtr>
        <mtd>
          <msub>
            <mi>x</mi>
            <mn>21</mn>
          </msub>
        </mtd>
        <mtd>
          <msub>
            <mi>x</mi>
            <mn>22</mn>
          </msub>
        </mtd>
        <mtd>
          <msub>
            <mi>x</mi>
            <mn>23</mn>
          </msub>
        </mtd>
        <mtd>
          <msub>
            <mi>x</mi>
            <mn>24</mn>
          </msub>
        </mtd>
      </mtr>
      <mtr>
        <mtd>
          <msub>
            <mi>x</mi>
            <mn>31</mn>
          </msub>
        </mtd>
        <mtd>
          <msub>
            <mi>x</mi>
            <mn>32</mn>
          </msub>
        </mtd>
        <mtd>
          <msub>
            <mi>x</mi>
            <mn>33</mn>
          </msub>
        </mtd>
        <mtd>
          <msub>
            <mi>x</mi>
            <mn>34</mn>
          </msub>
        </mtd>
      </mtr>
      <mtr>
        <mtd>
          <msub>
            <mi>x</mi>
            <mn>41</mn>
          </msub>
        </mtd>
        <mtd>
          <msub>
            <mi>x</mi>
            <mn>42</mn>
          </msub>
        </mtd>
        <mtd>
          <msub>
            <mi>x</mi>
            <mn>43</mn>
          </msub>
        </mtd>
        <mtd>
          <msub>
            <mi>x</mi>
            <mn>44</mn>
          </msub>
        </mtd>
      </mtr>
    </mtable>
    <annotation encoding="StarMath 5.0"> matrix { 

x_{11} # x_{12} # x_{13} # x_{14} ## 
x_{21} # x_{22} # x_{23} # x_{24} ##  
x_{31} # x_{32} # x_{33} # x_{34} ##
x_{41} # x_{42} # x_{43}  #x_{ 44 } 
} </annotation>
  </semantics>
</math>
</file>

<file path=Object 3/content.xml><?xml version="1.0" encoding="utf-8"?>
<math xmlns="http://www.w3.org/1998/Math/MathML" display="block">
  <semantics>
    <mtable>
      <mtr>
        <mtd>
          <msub>
            <mi>x</mi>
            <mn>11</mn>
          </msub>
        </mtd>
        <mtd>
          <msub>
            <mi>x</mi>
            <mn>12</mn>
          </msub>
        </mtd>
        <mtd>
          <msub>
            <mi>x</mi>
            <mn>13</mn>
          </msub>
        </mtd>
        <mtd>
          <msub>
            <mi>x</mi>
            <mn>14</mn>
          </msub>
        </mtd>
      </mtr>
      <mtr>
        <mtd>
          <msub>
            <mi>x</mi>
            <mn>21</mn>
          </msub>
        </mtd>
        <mtd>
          <msub>
            <mi>x</mi>
            <mn>22</mn>
          </msub>
        </mtd>
        <mtd>
          <msub>
            <mi>x</mi>
            <mn>23</mn>
          </msub>
        </mtd>
        <mtd>
          <msub>
            <mi>x</mi>
            <mn>24</mn>
          </msub>
        </mtd>
      </mtr>
      <mtr>
        <mtd>
          <msub>
            <mi>x</mi>
            <mn>31</mn>
          </msub>
        </mtd>
        <mtd>
          <msub>
            <mi>x</mi>
            <mn>32</mn>
          </msub>
        </mtd>
        <mtd>
          <msub>
            <mi>x</mi>
            <mn>33</mn>
          </msub>
        </mtd>
        <mtd>
          <msub>
            <mi>x</mi>
            <mn>34</mn>
          </msub>
        </mtd>
      </mtr>
      <mtr>
        <mtd>
          <msub>
            <mi>x</mi>
            <mn>41</mn>
          </msub>
        </mtd>
        <mtd>
          <msub>
            <mi>x</mi>
            <mn>42</mn>
          </msub>
        </mtd>
        <mtd>
          <msub>
            <mi>x</mi>
            <mn>43</mn>
          </msub>
        </mtd>
        <mtd>
          <msub>
            <mi>x</mi>
            <mn>44</mn>
          </msub>
        </mtd>
      </mtr>
    </mtable>
    <annotation encoding="StarMath 5.0"> matrix { 

x_{11} # x_{12} # x_{13} # x_{14} ## 
x_{21} # x_{22} # x_{23} # x_{24} ##  
x_{31} # x_{32} # x_{33} # x_{34} ##
x_{41} # x_{42} # x_{43}  #x_{ 44 } 
} </annotation>
  </semantics>
</math>
</file>

<file path=Object 4/content.xml><?xml version="1.0" encoding="utf-8"?>
<math xmlns="http://www.w3.org/1998/Math/MathML" display="block">
  <semantics>
    <mtable>
      <mtr>
        <mtd>
          <msub>
            <mi>x</mi>
            <mn>11</mn>
          </msub>
        </mtd>
        <mtd>
          <msub>
            <mi>x</mi>
            <mn>12</mn>
          </msub>
        </mtd>
        <mtd>
          <msub>
            <mi>x</mi>
            <mn>13</mn>
          </msub>
        </mtd>
        <mtd>
          <msub>
            <mi>x</mi>
            <mn>14</mn>
          </msub>
        </mtd>
      </mtr>
      <mtr>
        <mtd>
          <msub>
            <mi>x</mi>
            <mn>21</mn>
          </msub>
        </mtd>
        <mtd>
          <msub>
            <mi>x</mi>
            <mn>22</mn>
          </msub>
        </mtd>
        <mtd>
          <msub>
            <mi>x</mi>
            <mn>23</mn>
          </msub>
        </mtd>
        <mtd>
          <msub>
            <mi>x</mi>
            <mn>24</mn>
          </msub>
        </mtd>
      </mtr>
      <mtr>
        <mtd>
          <msub>
            <mi>x</mi>
            <mn>31</mn>
          </msub>
        </mtd>
        <mtd>
          <msub>
            <mi>x</mi>
            <mn>32</mn>
          </msub>
        </mtd>
        <mtd>
          <msub>
            <mi>x</mi>
            <mn>33</mn>
          </msub>
        </mtd>
        <mtd>
          <msub>
            <mi>x</mi>
            <mn>34</mn>
          </msub>
        </mtd>
      </mtr>
      <mtr>
        <mtd>
          <msub>
            <mi>x</mi>
            <mn>41</mn>
          </msub>
        </mtd>
        <mtd>
          <msub>
            <mi>x</mi>
            <mn>42</mn>
          </msub>
        </mtd>
        <mtd>
          <msub>
            <mi>x</mi>
            <mn>43</mn>
          </msub>
        </mtd>
        <mtd>
          <msub>
            <mi>x</mi>
            <mn>44</mn>
          </msub>
        </mtd>
      </mtr>
    </mtable>
    <annotation encoding="StarMath 5.0"> matrix { 

x_{11} # x_{12} # x_{13} # x_{14} ## 
x_{21} # x_{22} # x_{23} # x_{24} ##  
x_{31} # x_{32} # x_{33} # x_{34} ##
x_{41} # x_{42} # x_{43}  #x_{ 44 } 
} </annotation>
  </semantics>
</math>
</file>

<file path=Object 5/content.xml><?xml version="1.0" encoding="utf-8"?>
<math xmlns="http://www.w3.org/1998/Math/MathML" display="block">
  <semantics>
    <mtable>
      <mtr>
        <mtd>
          <msub>
            <mi>x</mi>
            <mn>11</mn>
          </msub>
        </mtd>
        <mtd>
          <msub>
            <mi>x</mi>
            <mn>12</mn>
          </msub>
        </mtd>
        <mtd>
          <msub>
            <mi>x</mi>
            <mn>13</mn>
          </msub>
        </mtd>
        <mtd>
          <msub>
            <mi>x</mi>
            <mn>14</mn>
          </msub>
        </mtd>
      </mtr>
      <mtr>
        <mtd>
          <msub>
            <mi>x</mi>
            <mn>21</mn>
          </msub>
        </mtd>
        <mtd>
          <msub>
            <mi>x</mi>
            <mn>22</mn>
          </msub>
        </mtd>
        <mtd>
          <msub>
            <mi>x</mi>
            <mn>23</mn>
          </msub>
        </mtd>
        <mtd>
          <msub>
            <mi>x</mi>
            <mn>24</mn>
          </msub>
        </mtd>
      </mtr>
      <mtr>
        <mtd>
          <msub>
            <mi>x</mi>
            <mn>31</mn>
          </msub>
        </mtd>
        <mtd>
          <msub>
            <mi>x</mi>
            <mn>32</mn>
          </msub>
        </mtd>
        <mtd>
          <msub>
            <mi>x</mi>
            <mn>33</mn>
          </msub>
        </mtd>
        <mtd>
          <msub>
            <mi>x</mi>
            <mn>34</mn>
          </msub>
        </mtd>
      </mtr>
      <mtr>
        <mtd>
          <msub>
            <mi>x</mi>
            <mn>41</mn>
          </msub>
        </mtd>
        <mtd>
          <msub>
            <mi>x</mi>
            <mn>42</mn>
          </msub>
        </mtd>
        <mtd>
          <msub>
            <mi>x</mi>
            <mn>43</mn>
          </msub>
        </mtd>
        <mtd>
          <msub>
            <mi>x</mi>
            <mn>44</mn>
          </msub>
        </mtd>
      </mtr>
    </mtable>
    <annotation encoding="StarMath 5.0"> matrix { 

x_{11} # x_{12} # x_{13} # x_{14} ## 
x_{21} # x_{22} # x_{23} # x_{24} ##  
x_{31} # x_{32} # x_{33} # x_{34} ##
x_{41} # x_{42} # x_{43}  #x_{ 44 } 
} </annotation>
  </semantics>
</math>
</file>

<file path=Object 6/content.xml><?xml version="1.0" encoding="utf-8"?>
<math xmlns="http://www.w3.org/1998/Math/MathML" display="block">
  <semantics>
    <mtable>
      <mtr>
        <mtd>
          <msub>
            <mi>h</mi>
            <mn>11</mn>
          </msub>
        </mtd>
        <mtd>
          <msub>
            <mi>h</mi>
            <mn>12</mn>
          </msub>
        </mtd>
        <mtd>
          <msub>
            <mi>h</mi>
            <mn>13</mn>
          </msub>
        </mtd>
        <mtd>
          <msub>
            <mi>h</mi>
            <mn>14</mn>
          </msub>
        </mtd>
        <mtd>
          <msub>
            <mi>h</mi>
            <mn>15</mn>
          </msub>
        </mtd>
        <mtd>
          <msub>
            <mi>h</mi>
            <mn>16</mn>
          </msub>
        </mtd>
        <mtd>
          <msub>
            <mi>h</mi>
            <mn>17</mn>
          </msub>
        </mtd>
      </mtr>
      <mtr>
        <mtd>
          <msub>
            <mi>h</mi>
            <mn>21</mn>
          </msub>
        </mtd>
        <mtd>
          <msub>
            <mi>h</mi>
            <mn>22</mn>
          </msub>
        </mtd>
        <mtd>
          <msub>
            <mi>h</mi>
            <mn>23</mn>
          </msub>
        </mtd>
        <mtd>
          <msub>
            <mi>h</mi>
            <mn>24</mn>
          </msub>
        </mtd>
        <mtd>
          <msub>
            <mi>h</mi>
            <mn>25</mn>
          </msub>
        </mtd>
        <mtd>
          <msub>
            <mi>h</mi>
            <mn>26</mn>
          </msub>
        </mtd>
        <mtd>
          <msub>
            <mi>h</mi>
            <mn>27</mn>
          </msub>
        </mtd>
      </mtr>
      <mtr>
        <mtd>
          <msub>
            <mi>h</mi>
            <mn>31</mn>
          </msub>
        </mtd>
        <mtd>
          <msub>
            <mi>h</mi>
            <mn>32</mn>
          </msub>
        </mtd>
        <mtd>
          <msub>
            <mi>h</mi>
            <mn>33</mn>
          </msub>
        </mtd>
        <mtd>
          <msub>
            <mi>h</mi>
            <mn>34</mn>
          </msub>
        </mtd>
        <mtd>
          <msub>
            <mi>h</mi>
            <mn>35</mn>
          </msub>
        </mtd>
        <mtd>
          <msub>
            <mi>h</mi>
            <mn>36</mn>
          </msub>
        </mtd>
        <mtd>
          <msub>
            <mi>h</mi>
            <mn>37</mn>
          </msub>
        </mtd>
      </mtr>
      <mtr>
        <mtd>
          <msub>
            <mi>h</mi>
            <mn>41</mn>
          </msub>
        </mtd>
        <mtd>
          <msub>
            <mi>h</mi>
            <mn>42</mn>
          </msub>
        </mtd>
        <mtd>
          <msub>
            <mi>h</mi>
            <mn>43</mn>
          </msub>
        </mtd>
        <mtd>
          <msub>
            <mi>h</mi>
            <mn>44</mn>
          </msub>
        </mtd>
        <mtd>
          <msub>
            <mi>h</mi>
            <mn>45</mn>
          </msub>
        </mtd>
        <mtd>
          <msub>
            <mi>h</mi>
            <mn>46</mn>
          </msub>
        </mtd>
        <mtd>
          <msub>
            <mi>h</mi>
            <mn>47</mn>
          </msub>
        </mtd>
      </mtr>
      <mtr>
        <mtd>
          <msub>
            <mi>h</mi>
            <mn>51</mn>
          </msub>
        </mtd>
        <mtd>
          <msub>
            <mi>h</mi>
            <mn>52</mn>
          </msub>
        </mtd>
        <mtd>
          <msub>
            <mi>h</mi>
            <mn>53</mn>
          </msub>
        </mtd>
        <mtd>
          <msub>
            <mi>h</mi>
            <mn>54</mn>
          </msub>
        </mtd>
        <mtd>
          <msub>
            <mi>h</mi>
            <mn>55</mn>
          </msub>
        </mtd>
        <mtd>
          <msub>
            <mi>h</mi>
            <mn>56</mn>
          </msub>
        </mtd>
        <mtd>
          <msub>
            <mi>h</mi>
            <mn>57</mn>
          </msub>
        </mtd>
      </mtr>
      <mtr>
        <mtd>
          <msub>
            <mi>h</mi>
            <mn>61</mn>
          </msub>
        </mtd>
        <mtd>
          <msub>
            <mi>h</mi>
            <mn>62</mn>
          </msub>
        </mtd>
        <mtd>
          <msub>
            <mi>h</mi>
            <mn>63</mn>
          </msub>
        </mtd>
        <mtd>
          <msub>
            <mi>h</mi>
            <mn>64</mn>
          </msub>
        </mtd>
        <mtd>
          <msub>
            <mi>h</mi>
            <mn>65</mn>
          </msub>
        </mtd>
        <mtd>
          <msub>
            <mi>h</mi>
            <mn>66</mn>
          </msub>
        </mtd>
        <mtd>
          <msub>
            <mi>h</mi>
            <mn>67</mn>
          </msub>
        </mtd>
      </mtr>
      <mtr>
        <mtd>
          <msub>
            <mi>h</mi>
            <mn>71</mn>
          </msub>
        </mtd>
        <mtd>
          <msub>
            <mi>h</mi>
            <mn>72</mn>
          </msub>
        </mtd>
        <mtd>
          <msub>
            <mi>h</mi>
            <mn>73</mn>
          </msub>
        </mtd>
        <mtd>
          <msub>
            <mi>h</mi>
            <mn>74</mn>
          </msub>
        </mtd>
        <mtd>
          <msub>
            <mi>h</mi>
            <mn>75</mn>
          </msub>
        </mtd>
        <mtd>
          <msub>
            <mi>h</mi>
            <mn>76</mn>
          </msub>
        </mtd>
        <mtd>
          <msub>
            <mi>h</mi>
            <mn>77</mn>
          </msub>
        </mtd>
      </mtr>
    </mtable>
    <annotation encoding="StarMath 5.0"> matrix { 
h_{11} # h_{12} # h_{13} # h_{14} # h_{15} # h_{16} # h_{17} ## 
h_{21} # h_{22} # h_{23} # h_{24} # h_{25} # h_{26} # h_{27} ##  
h_{31} # h_{32} # h_{33} # h_{34} # h_{35} # h_{36} # h_{37} ##
h_{41} # h_{42} # h_{43} # h_{44} # h_{45} # h_{46} # h_{47} ##
h_{51} # h_{52} # h_{53} # h_{54} # h_{55} # h_{56} # h_{57} ##
h_{61} # h_{62} # h_{63} # h_{64} # h_{65} # h_{66} # h_{67} ##
h_{71} # h_{72} # h_{73} # h_{74} # h_{75} # h_{76} # h_{77} 
} </annotation>
  </semantics>
</math>
</file>

<file path=Object 7/content.xml><?xml version="1.0" encoding="utf-8"?>
<math xmlns="http://www.w3.org/1998/Math/MathML" display="block">
  <semantics>
    <mtable>
      <mtr>
        <mtd>
          <msub>
            <mi>x</mi>
            <mn>11</mn>
          </msub>
        </mtd>
        <mtd>
          <msub>
            <mi>x</mi>
            <mn>12</mn>
          </msub>
        </mtd>
        <mtd>
          <msub>
            <mi>x</mi>
            <mn>13</mn>
          </msub>
        </mtd>
        <mtd>
          <msub>
            <mi>x</mi>
            <mn>14</mn>
          </msub>
        </mtd>
      </mtr>
      <mtr>
        <mtd>
          <msub>
            <mi>x</mi>
            <mn>21</mn>
          </msub>
        </mtd>
        <mtd>
          <msub>
            <mi>x</mi>
            <mn>22</mn>
          </msub>
        </mtd>
        <mtd>
          <msub>
            <mi>x</mi>
            <mn>23</mn>
          </msub>
        </mtd>
        <mtd>
          <msub>
            <mi>x</mi>
            <mn>24</mn>
          </msub>
        </mtd>
      </mtr>
      <mtr>
        <mtd>
          <msub>
            <mi>x</mi>
            <mn>31</mn>
          </msub>
        </mtd>
        <mtd>
          <msub>
            <mi>x</mi>
            <mn>32</mn>
          </msub>
        </mtd>
        <mtd>
          <msub>
            <mi>x</mi>
            <mn>33</mn>
          </msub>
        </mtd>
        <mtd>
          <msub>
            <mi>x</mi>
            <mn>34</mn>
          </msub>
        </mtd>
      </mtr>
      <mtr>
        <mtd>
          <msub>
            <mi>x</mi>
            <mn>41</mn>
          </msub>
        </mtd>
        <mtd>
          <msub>
            <mi>x</mi>
            <mn>42</mn>
          </msub>
        </mtd>
        <mtd>
          <msub>
            <mi>x</mi>
            <mn>43</mn>
          </msub>
        </mtd>
        <mtd>
          <msub>
            <mi>x</mi>
            <mn>44</mn>
          </msub>
        </mtd>
      </mtr>
    </mtable>
    <annotation encoding="StarMath 5.0"> matrix { 

x_{11} # x_{12} # x_{13} # x_{14} ## 
x_{21} # x_{22} # x_{23} # x_{24} ##  
x_{31} # x_{32} # x_{33} # x_{34} ##
x_{41} # x_{42} # x_{43}  #x_{ 44 } 
} </annotation>
  </semantics>
</math>
</file>

<file path=Object 8/content.xml><?xml version="1.0" encoding="utf-8"?>
<math xmlns="http://www.w3.org/1998/Math/MathML" display="block">
  <semantics>
    <mtable>
      <mtr>
        <mtd>
          <msub>
            <mi>h</mi>
            <mn>11</mn>
          </msub>
        </mtd>
        <mtd>
          <msub>
            <mi>h</mi>
            <mn>12</mn>
          </msub>
        </mtd>
        <mtd>
          <msub>
            <mi>h</mi>
            <mn>13</mn>
          </msub>
        </mtd>
        <mtd>
          <msub>
            <mi>h</mi>
            <mn>14</mn>
          </msub>
        </mtd>
        <mtd>
          <msub>
            <mi>h</mi>
            <mn>15</mn>
          </msub>
        </mtd>
        <mtd>
          <msub>
            <mi>h</mi>
            <mn>16</mn>
          </msub>
        </mtd>
        <mtd>
          <msub>
            <mi>h</mi>
            <mn>17</mn>
          </msub>
        </mtd>
      </mtr>
      <mtr>
        <mtd>
          <msub>
            <mi>h</mi>
            <mn>21</mn>
          </msub>
        </mtd>
        <mtd>
          <msub>
            <mi>h</mi>
            <mn>22</mn>
          </msub>
        </mtd>
        <mtd>
          <msub>
            <mi>h</mi>
            <mn>23</mn>
          </msub>
        </mtd>
        <mtd>
          <msub>
            <mi>h</mi>
            <mn>24</mn>
          </msub>
        </mtd>
        <mtd>
          <msub>
            <mi>h</mi>
            <mn>25</mn>
          </msub>
        </mtd>
        <mtd>
          <msub>
            <mi>h</mi>
            <mn>26</mn>
          </msub>
        </mtd>
        <mtd>
          <msub>
            <mi>h</mi>
            <mn>27</mn>
          </msub>
        </mtd>
      </mtr>
      <mtr>
        <mtd>
          <msub>
            <mi>h</mi>
            <mn>31</mn>
          </msub>
        </mtd>
        <mtd>
          <msub>
            <mi>h</mi>
            <mn>32</mn>
          </msub>
        </mtd>
        <mtd>
          <msub>
            <mi>h</mi>
            <mn>33</mn>
          </msub>
        </mtd>
        <mtd>
          <msub>
            <mi>h</mi>
            <mn>34</mn>
          </msub>
        </mtd>
        <mtd>
          <msub>
            <mi>h</mi>
            <mn>35</mn>
          </msub>
        </mtd>
        <mtd>
          <msub>
            <mi>h</mi>
            <mn>36</mn>
          </msub>
        </mtd>
        <mtd>
          <msub>
            <mi>h</mi>
            <mn>37</mn>
          </msub>
        </mtd>
      </mtr>
      <mtr>
        <mtd>
          <msub>
            <mi>h</mi>
            <mn>41</mn>
          </msub>
        </mtd>
        <mtd>
          <msub>
            <mi>h</mi>
            <mn>42</mn>
          </msub>
        </mtd>
        <mtd>
          <msub>
            <mi>h</mi>
            <mn>43</mn>
          </msub>
        </mtd>
        <mtd>
          <msub>
            <mi>h</mi>
            <mn>44</mn>
          </msub>
        </mtd>
        <mtd>
          <msub>
            <mi>h</mi>
            <mn>45</mn>
          </msub>
        </mtd>
        <mtd>
          <msub>
            <mi>h</mi>
            <mn>46</mn>
          </msub>
        </mtd>
        <mtd>
          <msub>
            <mi>h</mi>
            <mn>47</mn>
          </msub>
        </mtd>
      </mtr>
      <mtr>
        <mtd>
          <msub>
            <mi>h</mi>
            <mn>51</mn>
          </msub>
        </mtd>
        <mtd>
          <msub>
            <mi>h</mi>
            <mn>52</mn>
          </msub>
        </mtd>
        <mtd>
          <msub>
            <mi>h</mi>
            <mn>53</mn>
          </msub>
        </mtd>
        <mtd>
          <msub>
            <mi>h</mi>
            <mn>54</mn>
          </msub>
        </mtd>
        <mtd>
          <msub>
            <mi>h</mi>
            <mn>55</mn>
          </msub>
        </mtd>
        <mtd>
          <msub>
            <mi>h</mi>
            <mn>56</mn>
          </msub>
        </mtd>
        <mtd>
          <msub>
            <mi>h</mi>
            <mn>57</mn>
          </msub>
        </mtd>
      </mtr>
      <mtr>
        <mtd>
          <msub>
            <mi>h</mi>
            <mn>61</mn>
          </msub>
        </mtd>
        <mtd>
          <msub>
            <mi>h</mi>
            <mn>62</mn>
          </msub>
        </mtd>
        <mtd>
          <msub>
            <mi>h</mi>
            <mn>63</mn>
          </msub>
        </mtd>
        <mtd>
          <msub>
            <mi>h</mi>
            <mn>64</mn>
          </msub>
        </mtd>
        <mtd>
          <msub>
            <mi>h</mi>
            <mn>65</mn>
          </msub>
        </mtd>
        <mtd>
          <msub>
            <mi>h</mi>
            <mn>66</mn>
          </msub>
        </mtd>
        <mtd>
          <msub>
            <mi>h</mi>
            <mn>67</mn>
          </msub>
        </mtd>
      </mtr>
      <mtr>
        <mtd>
          <msub>
            <mi>h</mi>
            <mn>71</mn>
          </msub>
        </mtd>
        <mtd>
          <msub>
            <mi>h</mi>
            <mn>72</mn>
          </msub>
        </mtd>
        <mtd>
          <msub>
            <mi>h</mi>
            <mn>73</mn>
          </msub>
        </mtd>
        <mtd>
          <msub>
            <mi>h</mi>
            <mn>74</mn>
          </msub>
        </mtd>
        <mtd>
          <msub>
            <mi>h</mi>
            <mn>75</mn>
          </msub>
        </mtd>
        <mtd>
          <msub>
            <mi>h</mi>
            <mn>76</mn>
          </msub>
        </mtd>
        <mtd>
          <msub>
            <mi>h</mi>
            <mn>77</mn>
          </msub>
        </mtd>
      </mtr>
    </mtable>
    <annotation encoding="StarMath 5.0"> matrix { 
h_{11} # h_{12} # h_{13} # h_{14} # h_{15} # h_{16} # h_{17} ## 
h_{21} # h_{22} # h_{23} # h_{24} # h_{25} # h_{26} # h_{27} ##  
h_{31} # h_{32} # h_{33} # h_{34} # h_{35} # h_{36} # h_{37} ##
h_{41} # h_{42} # h_{43} # h_{44} # h_{45} # h_{46} # h_{47} ##
h_{51} # h_{52} # h_{53} # h_{54} # h_{55} # h_{56} # h_{57} ##
h_{61} # h_{62} # h_{63} # h_{64} # h_{65} # h_{66} # h_{67} ##
h_{71} # h_{72} # h_{73} # h_{74} # h_{75} # h_{76} # h_{77} 
} </annotation>
  </semantics>
</math>
</file>

<file path=Object 9/content.xml><?xml version="1.0" encoding="utf-8"?>
<math xmlns="http://www.w3.org/1998/Math/MathML" display="block">
  <semantics>
    <mtable>
      <mtr>
        <mtd>
          <msub>
            <mi>x</mi>
            <mn>11</mn>
          </msub>
        </mtd>
        <mtd>
          <msub>
            <mi>x</mi>
            <mn>12</mn>
          </msub>
        </mtd>
        <mtd>
          <msub>
            <mi>x</mi>
            <mn>13</mn>
          </msub>
        </mtd>
        <mtd>
          <msub>
            <mi>x</mi>
            <mn>14</mn>
          </msub>
        </mtd>
      </mtr>
      <mtr>
        <mtd>
          <msub>
            <mi>x</mi>
            <mn>21</mn>
          </msub>
        </mtd>
        <mtd>
          <msub>
            <mi>x</mi>
            <mn>22</mn>
          </msub>
        </mtd>
        <mtd>
          <msub>
            <mi>x</mi>
            <mn>23</mn>
          </msub>
        </mtd>
        <mtd>
          <msub>
            <mi>x</mi>
            <mn>24</mn>
          </msub>
        </mtd>
      </mtr>
      <mtr>
        <mtd>
          <msub>
            <mi>x</mi>
            <mn>31</mn>
          </msub>
        </mtd>
        <mtd>
          <msub>
            <mi>x</mi>
            <mn>32</mn>
          </msub>
        </mtd>
        <mtd>
          <msub>
            <mi>x</mi>
            <mn>33</mn>
          </msub>
        </mtd>
        <mtd>
          <msub>
            <mi>x</mi>
            <mn>34</mn>
          </msub>
        </mtd>
      </mtr>
      <mtr>
        <mtd>
          <msub>
            <mi>x</mi>
            <mn>41</mn>
          </msub>
        </mtd>
        <mtd>
          <msub>
            <mi>x</mi>
            <mn>42</mn>
          </msub>
        </mtd>
        <mtd>
          <msub>
            <mi>x</mi>
            <mn>43</mn>
          </msub>
        </mtd>
        <mtd>
          <msub>
            <mi>x</mi>
            <mn>44</mn>
          </msub>
        </mtd>
      </mtr>
    </mtable>
    <annotation encoding="StarMath 5.0"> matrix { 

x_{11} # x_{12} # x_{13} # x_{14} ## 
x_{21} # x_{22} # x_{23} # x_{24} ##  
x_{31} # x_{32} # x_{33} # x_{34} ##
x_{41} # x_{42} # x_{43}  #x_{ 44 } 
} </annotation>
  </semantics>
</math>
</file>